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T26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36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3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5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5" calcext:value-type="float">
            <text:p>1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5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style-name="ce56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0] = [.A29] ; [.Q29] ; [.Q29] + [.P29] + IF ([.A29] = [.A28] ; [.P28]; 0))" office:value-type="float" office:value="1572" calcext:value-type="float">
            <text:p>1572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72" calcext:value-type="float">
            <text:p>1572</text:p>
          </table:table-cell>
          <table:table-cell office:value-type="float" office:value="1538" calcext:value-type="float">
            <text:p>1538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3" calcext:value-type="float">
            <text:p>+3</text:p>
          </table:table-cell>
          <table:table-cell table:formula="of:=IF([.A32] = [.A31] ; [.Q31] ; [.Q31] + [.P31] + IF ([.A31] = [.A30] ; [.P30]; 0))" office:value-type="float" office:value="1584" calcext:value-type="float">
            <text:p>1584</text:p>
          </table:table-cell>
          <table:table-cell office:value-type="float" office:value="1495" calcext:value-type="float">
            <text:p>1495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3] = [.A32] ; [.Q32] ; [.Q32] + [.P32] + IF ([.A32] = [.A31] ; [.P31]; 0))" office:value-type="float" office:value="1584" calcext:value-type="float">
            <text:p>1584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34] = [.A33] ; [.Q33] ; [.Q33] + [.P33] + IF ([.A33] = [.A32] ; [.P32]; 0))" office:value-type="float" office:value="1593" calcext:value-type="float">
            <text:p>1593</text:p>
          </table:table-cell>
          <table:table-cell office:value-type="float" office:value="1454" calcext:value-type="float">
            <text:p>1454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style-name="ce56"/>
          <table:table-cell table:style-name="ce22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35] = [.A34] ; [.Q34] ; [.Q34] + [.P34] + IF ([.A34] = [.A33] ; [.P33]; 0))" office:value-type="float" office:value="1593" calcext:value-type="float">
            <text:p>1593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6:.L36];&quot;+&quot;)&gt;COUNTIF([.D36:.L36];&quot;-&quot;);&quot;+&quot;;&quot;-&quot;)" office:value-type="string" office:string-value="+" calcext:value-type="string">
            <text:p>+</text:p>
          </table:table-cell>
          <table:table-cell table:style-name="ce24" table:formula="of:=COUNTIF([.D36:.L36];IF([.N36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6] = [.A35] ; [.Q35] ; [.Q35] + [.P35] + IF ([.A35] = [.A34] ; [.P34]; 0))" office:value-type="float" office:value="1600" calcext:value-type="float">
            <text:p>1600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37] = [.A36] ; [.Q36] ; [.Q36] + [.P36] + IF ([.A36] = [.A35] ; [.P35]; 0))" office:value-type="float" office:value="1600" calcext:value-type="float">
            <text:p>1600</text:p>
          </table:table-cell>
          <table:table-cell office:value-type="float" office:value="1607" calcext:value-type="float">
            <text:p>1607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38:.L38];&quot;+&quot;)&gt;COUNTIF([.D38:.L38];&quot;-&quot;);&quot;+&quot;;&quot;-&quot;)" office:value-type="string" office:string-value="-" calcext:value-type="string">
            <text:p>-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table:formula="of:=IF([.A38] = [.A37] ; [.Q37] ; [.Q37] + [.P37] + IF ([.A37] = [.A36] ; [.P36]; 0))" office:value-type="float" office:value="1613" calcext:value-type="float">
            <text:p>1613</text:p>
          </table:table-cell>
          <table:table-cell office:value-type="float" office:value="1349" calcext:value-type="float">
            <text:p>1349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39] = [.A38] ; [.Q38] ; [.Q38] + [.P38] + IF ([.A38] = [.A37] ; [.P37]; 0))" office:value-type="float" office:value="1613" calcext:value-type="float">
            <text:p>1613</text:p>
          </table:table-cell>
          <table:table-cell office:value-type="float" office:value="1484" calcext:value-type="float">
            <text:p>1484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40:.L40];&quot;+&quot;)&gt;COUNTIF([.D40:.L40];&quot;-&quot;);&quot;+&quot;;&quot;-&quot;)" office:value-type="string" office:string-value="-" calcext:value-type="string">
            <text:p>-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0] = [.A39] ; [.Q39] ; [.Q39] + [.P39] + IF ([.A39] = [.A38] ; [.P38]; 0))" office:value-type="float" office:value="1599" calcext:value-type="float">
            <text:p>1599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41] = [.A40] ; [.Q40] ; [.Q40] + [.P40] + IF ([.A40] = [.A39] ; [.P39]; 0))" office:value-type="float" office:value="1599" calcext:value-type="float">
            <text:p>1599</text:p>
          </table:table-cell>
          <table:table-cell office:value-type="float" office:value="1614" calcext:value-type="float">
            <text:p>1614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6" office:value-type="float" office:value="11" calcext:value-type="float">
            <text:p>11</text:p>
          </table:table-cell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42] = [.A41] ; [.Q41] ; [.Q41] + [.P41] + IF ([.A41] = [.A40] ; [.P40]; 0))" office:value-type="float" office:value="1599" calcext:value-type="float">
            <text:p>1599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 table:style-name="ce22" table:formula="of:=IF(COUNTIF([.D43:.L43];&quot;+&quot;)&gt;COUNTIF([.D43:.L43];&quot;-&quot;);&quot;+&quot;;&quot;-&quot;)" office:value-type="string" office:string-value="+" calcext:value-type="string">
            <text:p>+</text:p>
          </table:table-cell>
          <table:table-cell table:style-name="ce24" table:formula="of:=COUNTIF([.D43:.L43];IF([.N43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43] = [.A42] ; [.Q42] ; [.Q42] + [.P42] + IF ([.A42] = [.A41] ; [.P41]; 0))" office:value-type="float" office:value="1599" calcext:value-type="float">
            <text:p>1599</text:p>
          </table:table-cell>
          <table:table-cell office:value-type="float" office:value="1556" calcext:value-type="float">
            <text:p>1556</text:p>
          </table:table-cell>
          <table:table-cell table:number-columns-repeated="1002"/>
        </table:table-row>
        <table:table-row table:style-name="ro1">
          <table:table-cell office:value-type="date" office:date-value="2018-04-12" calcext:value-type="date">
            <text:p>12.04.2018</text:p>
          </table:table-cell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3"/>
          <table:table-cell table:formula="of:=IF([.A44] = [.A43] ; [.Q43] ; [.Q43] + [.P43] + IF ([.A43] = [.A42] ; [.P42]; 0))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 table:number-rows-repeated="56">
          <table:table-cell table:number-columns-repeated="4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38:'2017-2018'.E100 '2017-2018'.G38:'2017-2018'.G100 '2017-2018'.I2:'2017-2018'.I100 '2017-2018'.K2:'2017-2018'.K100 '2017-2018'.M2:'2017-2018'.M100 '2017-2018'.E2:'2017-2018'.E35 '2017-2018'.G2:'2017-2018'.G35">
            <calcext:condition calcext:apply-style-name="Verlaengerung" calcext:value="&gt;=10" calcext:base-cell-address="'2017-2018'.E2"/>
          </calcext:conditional-format>
          <calcext:conditional-format calcext:target-range-address="'2017-2018'.E36:'2017-2018'.E36 '2017-2018'.G36:'2017-2018'.G36">
            <calcext:condition calcext:apply-style-name="Verlaengerung" calcext:value="&gt;=10" calcext:base-cell-address="'2017-2018'.E36"/>
          </calcext:conditional-format>
          <calcext:conditional-format calcext:target-range-address="'2017-2018'.E37:'2017-2018'.E37 '2017-2018'.G37:'2017-2018'.G37">
            <calcext:condition calcext:apply-style-name="Verlaengerung" calcext:value="&gt;=10" calcext:base-cell-address="'2017-2018'.E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.00.0000</text:date>, <text:time style:data-style-name="N2" text:time-value="10:03:24.59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43</meta:editing-cycles>
    <meta:editing-duration>PT4H49M47S</meta:editing-duration>
    <dc:title>Saison Ekkart</dc:title>
    <dc:date>2018-04-13T10:03:40.543000000</dc:date>
    <meta:generator>LibreOffice/5.4.2.2$Windows_X86_64 LibreOffice_project/22b09f6418e8c2d508a9eaf86b2399209b0990f4</meta:generator>
    <dc:creator>Ekkart Kleinod</dc:creator>
    <meta:document-statistic meta:table-count="3" meta:cell-count="20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3199">
                <text:p>43199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3199">
                <text:p>43199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3202">
                <text:p>43202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